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orphans="2" fo:widows="2" fo:text-indent="0cm" style:auto-text-indent="false"/>
    </style:style>
    <style:style style:name="P2" style:family="paragraph" style:parent-style-name="Standard">
      <style:paragraph-properties fo:margin-left="0cm" fo:margin-right="0cm" fo:margin-top="0cm" fo:margin-bottom="0cm" loext:contextual-spacing="false" fo:orphans="2" fo:widows="2" fo:text-indent="0cm" style:auto-text-indent="false"/>
      <style:text-properties officeooo:paragraph-rsid="00077a08"/>
    </style:style>
    <style:style style:name="P3" style:family="paragraph" style:parent-style-name="Standard">
      <style:paragraph-properties fo:margin-left="0cm" fo:margin-right="0cm" fo:margin-top="0cm" fo:margin-bottom="0cm" loext:contextual-spacing="false" fo:orphans="2" fo:widows="2" fo:text-indent="0cm" style:auto-text-indent="false"/>
      <style:text-properties officeooo:paragraph-rsid="00078f6f"/>
    </style:style>
    <style:style style:name="P4" style:family="paragraph" style:parent-style-name="Standard">
      <style:paragraph-properties fo:margin-left="0cm" fo:margin-right="0cm" fo:margin-top="0cm" fo:margin-bottom="0cm" loext:contextual-spacing="false" fo:orphans="2" fo:widows="2" fo:text-indent="0cm" style:auto-text-indent="false"/>
      <style:text-properties officeooo:paragraph-rsid="0008fd19"/>
    </style:style>
    <style:style style:name="P5" style:family="paragraph" style:parent-style-name="Standard">
      <style:paragraph-properties fo:margin-left="0cm" fo:margin-right="0cm" fo:margin-top="0cm" fo:margin-bottom="0cm" loext:contextual-spacing="false" fo:orphans="2" fo:widows="2" fo:text-indent="0cm" style:auto-text-indent="false"/>
      <style:text-properties fo:font-style="italic" style:font-style-asian="italic" style:font-style-complex="italic"/>
    </style:style>
    <style:style style:name="P6" style:family="paragraph" style:parent-style-name="Standard">
      <style:paragraph-properties fo:margin-left="0cm" fo:margin-right="0cm" fo:margin-top="0cm" fo:margin-bottom="0cm" loext:contextual-spacing="false" fo:orphans="2" fo:widows="2" fo:text-indent="0cm" style:auto-text-indent="false"/>
      <style:text-properties officeooo:rsid="00077a08" officeooo:paragraph-rsid="00077a08"/>
    </style:style>
    <style:style style:name="P7" style:family="paragraph" style:parent-style-name="Standard">
      <style:paragraph-properties fo:margin-left="0cm" fo:margin-right="0cm" fo:margin-top="0cm" fo:margin-bottom="0cm" loext:contextual-spacing="false" fo:orphans="2" fo:widows="2" fo:text-indent="0cm" style:auto-text-indent="false"/>
      <style:text-properties fo:font-weight="bold" style:font-weight-asian="bold" style:font-weight-complex="bold"/>
    </style:style>
    <style:style style:name="P8" style:family="paragraph" style:parent-style-name="Standard">
      <style:paragraph-properties fo:margin-left="0cm" fo:margin-right="0cm" fo:margin-top="0cm" fo:margin-bottom="0cm" loext:contextual-spacing="false" fo:orphans="2" fo:widows="2" fo:text-indent="0cm" style:auto-text-indent="false"/>
      <style:text-properties officeooo:rsid="00078f6f" officeooo:paragraph-rsid="00078f6f"/>
    </style:style>
    <style:style style:name="P9" style:family="paragraph" style:parent-style-name="Standard">
      <style:paragraph-properties fo:margin-left="0cm" fo:margin-right="0cm" fo:margin-top="0cm" fo:margin-bottom="0cm" loext:contextual-spacing="false" fo:orphans="2" fo:widows="2" fo:text-indent="0cm" style:auto-text-indent="false"/>
      <style:text-properties fo:font-size="12pt" fo:font-style="normal" style:font-size-asian="12pt" style:font-style-asian="normal" style:font-size-complex="12pt" style:font-style-complex="normal"/>
    </style:style>
    <style:style style:name="P10" style:family="paragraph" style:parent-style-name="Standard">
      <style:paragraph-properties fo:margin-left="0cm" fo:margin-right="0cm" fo:margin-top="0cm" fo:margin-bottom="0cm" loext:contextual-spacing="false" fo:orphans="2" fo:widows="2" fo:text-indent="0cm" style:auto-text-indent="false"/>
      <style:text-properties fo:font-weight="bold" style:font-weight-asian="bold" style:font-weight-complex="bold"/>
    </style:style>
    <style:style style:name="P11" style:family="paragraph" style:parent-style-name="Standard">
      <style:paragraph-properties fo:margin-left="0cm" fo:margin-right="0cm" fo:margin-top="0cm" fo:margin-bottom="0cm" loext:contextual-spacing="false" fo:orphans="2" fo:widows="2" fo:text-indent="0cm" style:auto-text-indent="false"/>
      <style:text-properties fo:font-weight="normal" officeooo:rsid="000c4f16" style:font-weight-asian="normal" style:font-weight-complex="normal"/>
    </style:style>
    <style:style style:name="T1" style:family="text">
      <style:text-properties officeooo:rsid="00077a08"/>
    </style:style>
    <style:style style:name="T2" style:family="text">
      <style:text-properties fo:font-weight="bold" style:font-weight-asian="bold" style:font-weight-complex="bold"/>
    </style:style>
    <style:style style:name="T3" style:family="text">
      <style:text-properties officeooo:rsid="00078f6f"/>
    </style:style>
    <style:style style:name="T4" style:family="text">
      <style:text-properties fo:font-weight="normal" style:font-weight-asian="normal" style:font-weight-complex="normal"/>
    </style:style>
    <style:style style:name="T5" style:family="text">
      <style:text-properties fo:font-size="12pt" fo:font-style="normal" officeooo:rsid="00078f6f" style:font-size-asian="12pt" style:font-style-asian="normal" style:font-size-complex="12pt" style:font-style-complex="normal"/>
    </style:style>
    <style:style style:name="T6" style:family="text">
      <style:text-properties fo:font-size="12pt" fo:font-style="normal" officeooo:rsid="000c4f16" style:font-size-asian="12pt" style:font-style-asian="normal" style:font-size-complex="12pt" style:font-style-complex="normal"/>
    </style:style>
    <style:style style:name="T7" style:family="text">
      <style:text-properties officeooo:rsid="000c0b7c"/>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thub.com/joshigautam/OS_Review/edit/master/template.docx"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s://github.com/joshigautam/OS_Review/delete/master/template.docx"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 text:c="2"/>Biometric Identification System By Lip Shape Enrique G<text:span text:style-name="T7">o</text:span>mez. Carlos M. Travieso, Juan C. Bricefio Miguel A. Ferrer Dpto de sefiales y Comunicaciones, Universidad de Las Palmas de Gran Canaria </text:p>
      <text:p text:style-name="P1"/>
      <text:p text:style-name="P1"/>
      <text:p text:style-name="P1">﻿<text:span text:style-name="T2">- Brief description of feature extraction technique proposed in paper</text:span></text:p>
      <text:p text:style-name="P8"/>
      <text:p text:style-name="P4"><text:span text:style-name="T3">This paper mainly focusses on global features for lip biometric system. <text:s/>W</text:span><text:span text:style-name="T5">ith the sequence of polar coordinate</text:span><text:span text:style-name="T6">s,</text:span><text:span text:style-name="T5"> multilabeled discrete hidden Markov model (HMM), which has proved a very successful tool for sequence pattern recognition </text:span><text:span text:style-name="T6">has been used</text:span><text:span text:style-name="T5">. The Baum and Welch algorithm was used for training. A multiplayer neural network (MLP) is used for the geometric height and width lip envelope description. The MLP used was trained with back propagation algorithm and a hidden layer containing 120 neurons.</text:span></text:p>
      <text:p text:style-name="P9"/>
      <text:p text:style-name="P9"><text:s/>The outputs of both systems are independently normalized in the range [0,1] and averaged, giving the probability of an input image belonging to the claimed identity.</text:p>
      <text:p text:style-name="P5"/>
      <text:p text:style-name="P1"/>
      <text:p text:style-name="P7">- Scale invariance of technique “Consistency of performance of models trained on extracted features over scale variation”</text:p>
      <text:p text:style-name="P7"/>
      <text:p text:style-name="P3"><text:span text:style-name="T4">In order to avoid a lot of signal processing looking for the lips, each picture was taken with people seated at the same distance of the digital camera. </text:span>Detection is the first step in lips parameteri<text:span text:style-name="T3">z</text:span>ation for later identification. In this paper we have only work with the area around the lips. Because of all pictures were taken with the seated people and at the same distance, this area is selected in all the pictures in the same position, i.e.. we suppose that the lips area inside a predefined block of 230 by 400 pixels. <text:span text:style-name="T3">Thus, there is a compromise on the scale invariance which is a trade off for reducing the time required for signal processing.</text:span></text:p>
      <text:p text:style-name="P7"/>
      <text:p text:style-name="P7">- Orientation invariance “Consistency of performance of models trained on extracted features over orientation invariance”</text:p>
      <text:p text:style-name="P1"/>
      <text:p text:style-name="P1"><text:s/>Each time we take a person picture, we ask <text:span text:style-name="T1">them</text:span> to relax the face muscles. Obviously a discrete smile is allowed. An example of six repetition of a person <text:span text:style-name="T1">was taken for optimum results. </text:span></text:p>
      <text:p text:style-name="P1"/>
      <text:p text:style-name="P1"/>
      <text:p text:style-name="P7">- Lighting robustness </text:p>
      <text:p text:style-name="P7"><text:tab/>“Consistency of performance of models trained on extracted features over lighting variation”</text:p>
      <text:p text:style-name="P7"/>
      <text:p text:style-name="P2">Usually lip or mouth detection, from a face picture. is done by means of an image transform. That image transform must highlight the lips in order to make easier its shape extraction. <text:s/>This transform consists on a linear combination of the red R, green G, and blue B matrixes that make up the image. The transformed image It is obtained as follows: </text:p>
      <text:p text:style-name="P2"/>
      <text:p text:style-name="P2"><text:tab/><text:tab/><text:tab/><text:tab/><text:tab/>It=R+G-Cte*B </text:p>
      <text:p text:style-name="P2"/>
      <text:p text:style-name="P2">Although Cte=<text:span text:style-name="T1">5 is suggested</text:span>, we have used Cte=6 . This value achieves greater robustness against facial hair and illumination. which were the main problems found. </text:p>
      <text:p text:style-name="P1"/>
      <text:p text:style-name="P1"/>
      <text:p text:style-name="P1"/>
      <text:p text:style-name="P7"><text:soft-page-break/>- Temporal permanence </text:p>
      <text:p text:style-name="P7"><text:tab/>“Consistency of performance of models trained on extracted features over time”</text:p>
      <text:p text:style-name="P11"/>
      <text:p text:style-name="P1"/>
      <text:p text:style-name="P7">- Use of local/global features </text:p>
      <text:p text:style-name="P1"><text:tab/><text:span text:style-name="T2">“Specify whether local or global features are used. Both used is preferred”</text:span></text:p>
      <text:p text:style-name="P1"/>
      <text:p text:style-name="P6">This method makes use of global features. Once the mouth shape has been extracted two kinds of features are used: <text:s/>the first builds a features sequence from the polar coordinates of the envelope, and the second features vector are samples of the lip envelope height and widt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2:53:35.085000000</meta:creation-date>
    <dc:date>2019-11-06T21:13:31.728000000</dc:date>
    <meta:editing-duration>PT11M32S</meta:editing-duration>
    <meta:editing-cycles>4</meta:editing-cycles>
    <meta:generator>LibreOffice/6.2.2.2$Windows_X86_64 LibreOffice_project/2b840030fec2aae0fd2658d8d4f9548af4e3518d</meta:generator>
    <meta:document-statistic meta:table-count="0" meta:image-count="0" meta:object-count="0" meta:page-count="2" meta:paragraph-count="18" meta:word-count="508" meta:character-count="3146" meta:non-whitespace-character-count="2633"/>
  </office:meta>
</office:document-meta>
</file>